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 style:list-style-name="L39"/>
    <style:style style:name="P40" style:family="paragraph" style:parent-style-name="Text_20_body" style:list-style-name="L40"/>
    <style:style style:name="P41" style:family="paragraph" style:parent-style-name="Text_20_body" style:list-style-name="L41"/>
    <style:style style:name="P42" style:family="paragraph" style:parent-style-name="Text_20_body" style:list-style-name="L42"/>
    <style:style style:name="P43" style:family="paragraph" style:parent-style-name="Text_20_body" style:list-style-name="L43"/>
    <style:style style:name="P44" style:family="paragraph" style:parent-style-name="Text_20_body" style:list-style-name="L44"/>
    <style:style style:name="P45" style:family="paragraph" style:parent-style-name="Text_20_body" style:list-style-name="L45"/>
    <style:style style:name="P46" style:family="paragraph" style:parent-style-name="Text_20_body" style:list-style-name="L46"/>
    <style:style style:name="P47" style:family="paragraph" style:parent-style-name="Text_20_body" style:list-style-name="L47"/>
    <style:style style:name="P48" style:family="paragraph" style:parent-style-name="Text_20_body" style:list-style-name="L48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5">
      <text:list-level-style-number text:level="1" text:style-name="Numbering_20_Symbols" style:num-suffix="." style:num-format="1" text:start-value="16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6">
      <text:list-level-style-number text:level="1" text:style-name="Numbering_20_Symbols" style:num-suffix="." style:num-format="1" text:start-value="22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7">
      <text:list-level-style-number text:level="1" text:style-name="Numbering_20_Symbols" style:num-suffix="." style:num-format="1" text:start-value="27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Here’s a full item &amp; zine design doc for <text:span text:style-name="Strong_20_Emphasis">TSUKIDERE</text:span>. Everything has some use (no pure trash), can be gifted, and ties into <text:span text:style-name="Strong_20_Emphasis">Arete</text:span> + NPC relationships. I’ll split items into categories, then list the <text:span text:style-name="Strong_20_Emphasis">31 Zines</text:span>.</text:p>
      <text:p text:style-name="Text_20_body">For gifts: I’ll list <text:span text:style-name="Strong_20_Emphasis">best recipients</text:span> and <text:span text:style-name="Strong_20_Emphasis">bad recipients</text:span> instead of a gigantic full matrix.</text:p>
      <text:p text:style-name="Horizontal_20_Line"/>
      <text:h text:style-name="Heading_20_2" text:outline-level="2">1. [Consumable] Items (Healing / Temporary Buffs)</text:h>
      <text:p text:style-name="Text_20_body">These restore HP, ease status conditions, or give short buffs. Many also give small Arete nudges.</text:p>
      <text:h text:style-name="Heading_20_3" text:outline-level="3">1.1 Brothers Slice</text:h>
      <text:p text:style-name="Text_20_body"><text:span text:style-name="Strong_20_Emphasis">Tag:</text:span> [Consumable]<text:line-break/><text:span text:style-name="Strong_20_Emphasis">Description:</text:span> A hot, slightly greasy slice from Brothers Pizza. Comforting in a familiar, salty way.<text:line-break/><text:span text:style-name="Strong_20_Emphasis">Effect:</text:span></text:p>
      <text:list xml:id="list916788709828083030" text:style-name="L1">
        <text:list-item>
          <text:p text:style-name="P1">Restore <text:span text:style-name="Strong_20_Emphasis">moderate HP</text:span>.</text:p>
        </text:list-item>
        <text:list-item>
          <text:p text:style-name="P1">Small <text:span text:style-name="Strong_20_Emphasis">Emotional +1</text:span> if eaten in Town; no Arete effect if in Dream.<text:line-break/><text:span text:style-name="Strong_20_Emphasis">Best gifts:</text:span> Rowan, Milo, Cas, Marco, Lila.<text:line-break/><text:span text:style-name="Strong_20_Emphasis">Bad gifts:</text:span> Mina (health worries), Nurse Harper.</text:p>
        </text:list-item>
      </text:list>
      <text:p text:style-name="Horizontal_20_Line"/>
      <text:h text:style-name="Heading_20_3" text:outline-level="3">1.2 Park Bento</text:h>
      <text:p text:style-name="Text_20_body"><text:span text:style-name="Strong_20_Emphasis">Tag:</text:span> [Consumable]<text:line-break/><text:span text:style-name="Strong_20_Emphasis">Description:</text:span> A simple boxed meal from a park vendor: rice, protein, a little fruit. Feels like someone tried, at least.<text:line-break/><text:span text:style-name="Strong_20_Emphasis">Effect:</text:span></text:p>
      <text:list xml:id="list860957439406190082" text:style-name="L2">
        <text:list-item>
          <text:p text:style-name="P2">HP restore + small, temporary <text:span text:style-name="Strong_20_Emphasis">Physical stat buff</text:span> (Brawn/Fortitude +1 for next Dream encounter).</text:p>
        </text:list-item>
        <text:list-item>
          <text:p text:style-name="P2">Small <text:span text:style-name="Strong_20_Emphasis">Physical Arete +1</text:span>.<text:line-break/><text:span text:style-name="Strong_20_Emphasis">Best gifts:</text:span> Nurse Harper, Rae, Nadia, Carmen.<text:line-break/><text:span text:style-name="Strong_20_Emphasis">Bad gifts:</text:span> Milo (calls it “too healthy”), Cas (jokes but maybe likes it secretly).</text:p>
        </text:list-item>
      </text:list>
      <text:p text:style-name="Horizontal_20_Line"/>
      <text:h text:style-name="Heading_20_3" text:outline-level="3">1.3 Strawberry Fizz Soda</text:h>
      <text:p text:style-name="Text_20_body"><text:span text:style-name="Strong_20_Emphasis">Tag:</text:span> [Consumable]<text:line-break/><text:span text:style-name="Strong_20_Emphasis">Description:</text:span> Pink soda with artificial strawberry flavor. Overly sweet, but nostalgic.<text:line-break/><text:span text:style-name="Strong_20_Emphasis">Effect:</text:span></text:p>
      <text:list xml:id="list139248717137717907" text:style-name="L3">
        <text:list-item>
          <text:p text:style-name="P3">Small HP restore.</text:p>
        </text:list-item>
        <text:list-item>
          <text:p text:style-name="P3">Temporary <text:span text:style-name="Strong_20_Emphasis">Emotional lift</text:span> (Emotional Arete +1) but small <text:span text:style-name="Strong_20_Emphasis">Physical –1</text:span> later if overused.<text:line-break/><text:span text:style-name="Strong_20_Emphasis">Best gifts:</text:span> Abby, Kayla, Cas.<text:line-break/><text:span text:style-name="Strong_20_Emphasis">Bad gifts:</text:span> Elsie, Nadia, Harper.</text:p>
        </text:list-item>
      </text:list>
      <text:p text:style-name="Horizontal_20_Line"/>
      <text:h text:style-name="Heading_20_3" text:outline-level="3"><text:soft-page-break/>1.4 Black Coffee To-Go</text:h>
      <text:p text:style-name="Text_20_body"><text:span text:style-name="Strong_20_Emphasis">Tag:</text:span> [Consumable]<text:line-break/><text:span text:style-name="Strong_20_Emphasis">Description:</text:span> Bitter coffee from the Outdoor Mall café. Comes with a scribbled doodle on the lid if Mina was working.<text:line-break/><text:span text:style-name="Strong_20_Emphasis">Effect:</text:span></text:p>
      <text:list xml:id="list3325955390380842203" text:style-name="L4">
        <text:list-item>
          <text:p text:style-name="P4">Cures <text:span text:style-name="Strong_20_Emphasis">Sleepiness / Fatigue</text:span> status.</text:p>
        </text:list-item>
        <text:list-item>
          <text:p text:style-name="P4">Temporary <text:span text:style-name="Strong_20_Emphasis">Psychological Arete +1</text:span>, <text:span text:style-name="Strong_20_Emphasis">Physical –1</text:span> if used at night.<text:line-break/><text:span text:style-name="Strong_20_Emphasis">Best gifts:</text:span> Mina, Theo, Omar, Jax.<text:line-break/><text:span text:style-name="Strong_20_Emphasis">Bad gifts:</text:span> Abby, most elders (Ms. Cho, Elliot).</text:p>
        </text:list-item>
      </text:list>
      <text:p text:style-name="Horizontal_20_Line"/>
      <text:h text:style-name="Heading_20_3" text:outline-level="3">1.5 Chamomile Thermos</text:h>
      <text:p text:style-name="Text_20_body"><text:span text:style-name="Strong_20_Emphasis">Tag:</text:span> [Consumable]<text:line-break/><text:span text:style-name="Strong_20_Emphasis">Description:</text:span> A reusable thermos filled with warm chamomile tea; smells like quiet.<text:line-break/><text:span text:style-name="Strong_20_Emphasis">Effect:</text:span></text:p>
      <text:list xml:id="list2271450744545941134" text:style-name="L5">
        <text:list-item>
          <text:p text:style-name="P5">Moderate HP restore.</text:p>
        </text:list-item>
        <text:list-item>
          <text:p text:style-name="P5">Clears <text:span text:style-name="Strong_20_Emphasis">Anxiety</text:span>-type status; small <text:span text:style-name="Strong_20_Emphasis">Emotional +1, Spiritual +1</text:span>.<text:line-break/><text:span text:style-name="Strong_20_Emphasis">Best gifts:</text:span> Dr. Morrell, Mina, Ms. Cho, Sister Helena, Theo.<text:line-break/><text:span text:style-name="Strong_20_Emphasis">Bad gifts:</text:span> Milo, Rae (too mellow), Cas (“sleep potion??”).</text:p>
        </text:list-item>
      </text:list>
      <text:p text:style-name="Horizontal_20_Line"/>
      <text:h text:style-name="Heading_20_3" text:outline-level="3">1.6 Festival Nachos</text:h>
      <text:p text:style-name="Text_20_body"><text:span text:style-name="Strong_20_Emphasis">Tag:</text:span> [Consumable]<text:line-break/><text:span text:style-name="Strong_20_Emphasis">Description:</text:span> Overloaded nachos from a festival stand: cheese, jalapeños, uneven toppings.<text:line-break/><text:span text:style-name="Strong_20_Emphasis">Effect:</text:span></text:p>
      <text:list xml:id="list5264968242476259743" text:style-name="L6">
        <text:list-item>
          <text:p text:style-name="P6">Big HP restore but <text:span text:style-name="Strong_20_Emphasis">Physical –1</text:span> if Nyx’s Physical Arete &lt; 0 already (overload).</text:p>
        </text:list-item>
        <text:list-item>
          <text:p text:style-name="P6">Temporary <text:span text:style-name="Strong_20_Emphasis">Social stat buff</text:span> (Confidence +1) if eaten with others.<text:line-break/><text:span text:style-name="Strong_20_Emphasis">Best gifts:</text:span> Rowan, Cas, Jax.<text:line-break/><text:span text:style-name="Strong_20_Emphasis">Bad gifts:</text:span> Harper, Nadia, Carmen (quality snob).</text:p>
        </text:list-item>
      </text:list>
      <text:p text:style-name="Horizontal_20_Line"/>
      <text:h text:style-name="Heading_20_3" text:outline-level="3">1.7 First-Aid Pouch</text:h>
      <text:p text:style-name="Text_20_body"><text:span text:style-name="Strong_20_Emphasis">Tag:</text:span> [Consumable]<text:line-break/><text:span text:style-name="Strong_20_Emphasis">Description:</text:span> Small kit of bandages, ointment, painkillers. Smells like alcohol wipes.<text:line-break/><text:span text:style-name="Strong_20_Emphasis">Effect:</text:span></text:p>
      <text:list xml:id="list2009674755229363872" text:style-name="L7">
        <text:list-item>
          <text:p text:style-name="P7">Large HP restore, removes Bleed-type Dream debuffs.</text:p>
        </text:list-item>
        <text:list-item>
          <text:p text:style-name="P7">Small <text:span text:style-name="Strong_20_Emphasis">Physical Arete +1</text:span> when used in Town (self-care).<text:line-break/><text:span text:style-name="Strong_20_Emphasis">Best gifts:</text:span> Nurse Harper, Ivan, Amrita, Dani.<text:line-break/><text:span text:style-name="Strong_20_Emphasis">Bad gifts:</text:span> Milo (dismissive), Simon (“bartender, not a doctor”).</text:p>
        </text:list-item>
      </text:list>
      <text:p text:style-name="Horizontal_20_Line"><text:soft-page-break/></text:p>
      <text:h text:style-name="Heading_20_3" text:outline-level="3">1.8 Comfort Blanket</text:h>
      <text:p text:style-name="Text_20_body"><text:span text:style-name="Strong_20_Emphasis">Tag:</text:span> [Consumable]<text:line-break/><text:span text:style-name="Strong_20_Emphasis">Description:</text:span> A soft, slightly worn throw blanket; feels heavier than it looks, in a good way.<text:line-break/><text:span text:style-name="Strong_20_Emphasis">Effect:</text:span></text:p>
      <text:list xml:id="list16434998597008925" text:style-name="L8">
        <text:list-item>
          <text:p text:style-name="P8">In Dream: one-time shield that reduces next Emotional damage source significantly.</text:p>
        </text:list-item>
        <text:list-item>
          <text:p text:style-name="P8">In Town: sets Nyx’s <text:span text:style-name="Strong_20_Emphasis">Emotional status</text:span> to “Comforted” (slight Emotional Arete +1, easier to open up in dialogue).<text:line-break/><text:span text:style-name="Strong_20_Emphasis">Best gifts:</text:span> Talia, Abby, Kayla, Theo.<text:line-break/><text:span text:style-name="Strong_20_Emphasis">Bad gifts:</text:span> Nadia, Sima (too sentimental).</text:p>
        </text:list-item>
      </text:list>
      <text:p text:style-name="Horizontal_20_Line"/>
      <text:h text:style-name="Heading_20_3" text:outline-level="3">1.9 Sea Salt Caramels</text:h>
      <text:p text:style-name="Text_20_body"><text:span text:style-name="Strong_20_Emphasis">Tag:</text:span> [Consumable]<text:line-break/><text:span text:style-name="Strong_20_Emphasis">Description:</text:span> Handmade caramels from the Candy Store; sweet with a sea-salt sting.<text:line-break/><text:span text:style-name="Strong_20_Emphasis">Effect:</text:span></text:p>
      <text:list xml:id="list7325794911947720737" text:style-name="L9">
        <text:list-item>
          <text:p text:style-name="P9">Small HP, small Emotional +1; if shared with NPC, small <text:span text:style-name="Strong_20_Emphasis">Social +1</text:span> with that NPC.<text:line-break/><text:span text:style-name="Strong_20_Emphasis">Best gifts:</text:span> Cas, Jax, Mina, Carmen.<text:line-break/><text:span text:style-name="Strong_20_Emphasis">Bad gifts:</text:span> Ivan (bad teeth), Harper (sugar).</text:p>
        </text:list-item>
      </text:list>
      <text:p text:style-name="Horizontal_20_Line"/>
      <text:h text:style-name="Heading_20_3" text:outline-level="3">1.10 Hot Broth Cup</text:h>
      <text:p text:style-name="Text_20_body"><text:span text:style-name="Strong_20_Emphasis">Tag:</text:span> [Consumable]<text:line-break/><text:span text:style-name="Strong_20_Emphasis">Description:</text:span> Broth served in a paper cup from a local stand or restaurant. Warm, simple, grounding.<text:line-break/><text:span text:style-name="Strong_20_Emphasis">Effect:</text:span></text:p>
      <text:list xml:id="list5492659110135543387" text:style-name="L10">
        <text:list-item>
          <text:p text:style-name="P10">Restores HP + cures “Chill/Cold” statuses (winter).</text:p>
        </text:list-item>
        <text:list-item>
          <text:p text:style-name="P10">Tiny <text:span text:style-name="Strong_20_Emphasis">Spiritual +1</text:span> (comfort in simplicity).<text:line-break/><text:span text:style-name="Strong_20_Emphasis">Best gifts:</text:span> Carmen, Ms. Cho, Elliot, Sister Helena.<text:line-break/><text:span text:style-name="Strong_20_Emphasis">Bad gifts:</text:span> Milo (“it’s just soup”), Abby (prefers sweets).</text:p>
        </text:list-item>
      </text:list>
      <text:p text:style-name="Horizontal_20_Line"/>
      <text:h text:style-name="Heading_20_2" text:outline-level="2">2. [Lost] Items (Returnables / Mis-giftables)</text:h>
      <text:p text:style-name="Text_20_body">Each has an intended owner; returning it properly usually gives <text:span text:style-name="Strong_20_Emphasis">relationship + Arete boost</text:span>, while mis-gifting causes awkwardness but still some reaction (no trash).</text:p>
      <text:h text:style-name="Heading_20_3" text:outline-level="3">2.1 Rowan’s Scratched MP3 Player</text:h>
      <text:p text:style-name="Text_20_body"><text:span text:style-name="Strong_20_Emphasis">Tag:</text:span> [Lost]<text:line-break/><text:span text:style-name="Strong_20_Emphasis">Description:</text:span> An old MP3 player with stickers and chipped edges; playlists named things like “DO <text:soft-page-break/>NOT TOUCH.”<text:line-break/><text:span text:style-name="Strong_20_Emphasis">Owner:</text:span> Rowan.<text:line-break/><text:span text:style-name="Strong_20_Emphasis">Effects:</text:span></text:p>
      <text:list xml:id="list2804718173337418730" text:style-name="L11">
        <text:list-item>
          <text:p text:style-name="P11">Return to Rowan → big <text:span text:style-name="Strong_20_Emphasis">Social +2</text:span> with Rowan, small <text:span text:style-name="Strong_20_Emphasis">Emotional +1</text:span> (trust).</text:p>
        </text:list-item>
        <text:list-item>
          <text:p text:style-name="P11">Give to someone else → they remark; if given to Cas or Milo, unlock gossip; later Rowan confronts you (Social consequences).<text:line-break/><text:span text:style-name="Strong_20_Emphasis">Gift Value:</text:span></text:p>
        </text:list-item>
        <text:list-item>
          <text:p text:style-name="P11">Best: Rowan (obviously).</text:p>
        </text:list-item>
        <text:list-item>
          <text:p text:style-name="P11">Secondary: Cas (who might help you find Rowan).</text:p>
        </text:list-item>
      </text:list>
      <text:p text:style-name="Horizontal_20_Line"/>
      <text:h text:style-name="Heading_20_3" text:outline-level="3">2.2 Annotated Psych Notebook</text:h>
      <text:p text:style-name="Text_20_body"><text:span text:style-name="Strong_20_Emphasis">Tag:</text:span> [Lost]<text:line-break/><text:span text:style-name="Strong_20_Emphasis">Description:</text:span> A notebook filled with handwritten notes about psychology and coping, highlighted and tabbed.<text:line-break/><text:span text:style-name="Strong_20_Emphasis">Owner:</text:span> Mina.<text:line-break/><text:span text:style-name="Strong_20_Emphasis">Effects:</text:span></text:p>
      <text:list xml:id="list5450718308356260790" text:style-name="L12">
        <text:list-item>
          <text:p text:style-name="P12">Return to Mina → <text:span text:style-name="Strong_20_Emphasis">Psychological +2</text:span>, unlocks new coping dialogue, small Spiritual bump.</text:p>
        </text:list-item>
        <text:list-item>
          <text:p text:style-name="P12">Mis-give to Morrell or Theo → they recognize whose it is, leading to special scenes.<text:line-break/><text:span text:style-name="Strong_20_Emphasis">Gift Value:</text:span></text:p>
        </text:list-item>
        <text:list-item>
          <text:p text:style-name="P12">Best: Mina.</text:p>
        </text:list-item>
        <text:list-item>
          <text:p text:style-name="P12">Bad: Rowan, Milo (too “school”).</text:p>
        </text:list-item>
      </text:list>
      <text:p text:style-name="Horizontal_20_Line"/>
      <text:h text:style-name="Heading_20_3" text:outline-level="3">2.3 Theo’s Library Card Lanyard</text:h>
      <text:p text:style-name="Text_20_body"><text:span text:style-name="Strong_20_Emphasis">Tag:</text:span> [Lost]<text:line-break/><text:span text:style-name="Strong_20_Emphasis">Description:</text:span> Fabric lanyard with a slightly faded library ID. Smells faintly like dust and coffee.<text:line-break/><text:span text:style-name="Strong_20_Emphasis">Owner:</text:span> Theo.<text:line-break/><text:span text:style-name="Strong_20_Emphasis">Effects:</text:span></text:p>
      <text:list xml:id="list2804518038182127885" text:style-name="L13">
        <text:list-item>
          <text:p text:style-name="P13">Return to Theo → Social +2 with Theo, unlocks extra library privileges (discount, advanced stacks).</text:p>
        </text:list-item>
        <text:list-item>
          <text:p text:style-name="P13">Give to Elsie → she drags Theo into a scene; potential gentle scolding.<text:line-break/><text:span text:style-name="Strong_20_Emphasis">Gift Value:</text:span></text:p>
        </text:list-item>
        <text:list-item>
          <text:p text:style-name="P13">Best: Theo, Elsie.</text:p>
        </text:list-item>
      </text:list>
      <text:p text:style-name="Horizontal_20_Line"/>
      <text:h text:style-name="Heading_20_3" text:outline-level="3">2.4 Abby’s Strawberry Hair Clip</text:h>
      <text:p text:style-name="Text_20_body"><text:span text:style-name="Strong_20_Emphasis">Tag:</text:span> [Lost]<text:line-break/><text:soft-page-break/><text:span text:style-name="Strong_20_Emphasis">Description:</text:span> Plastic hair clip shaped like a strawberry; chipped but clearly loved.<text:line-break/><text:span text:style-name="Strong_20_Emphasis">Owner:</text:span> Abby.<text:line-break/><text:span text:style-name="Strong_20_Emphasis">Effects:</text:span></text:p>
      <text:list xml:id="list3914507393436888819" text:style-name="L14">
        <text:list-item>
          <text:p text:style-name="P14">Return to Abby → Emotional +2, Social +1 with Abby; reduces severity of certain childhood-related Nightmares.</text:p>
        </text:list-item>
        <text:list-item>
          <text:p text:style-name="P14">Give to Kayla → she recognizes it; scene about kids in town.<text:line-break/><text:span text:style-name="Strong_20_Emphasis">Gift Value:</text:span></text:p>
        </text:list-item>
        <text:list-item>
          <text:p text:style-name="P14">Best: Abby.</text:p>
        </text:list-item>
        <text:list-item>
          <text:p text:style-name="P14">Bad: Nadia (“not appropriate”).</text:p>
        </text:list-item>
      </text:list>
      <text:p text:style-name="Horizontal_20_Line"/>
      <text:h text:style-name="Heading_20_3" text:outline-level="3">2.5 Kayla’s Poetry Notebook</text:h>
      <text:p text:style-name="Text_20_body"><text:span text:style-name="Strong_20_Emphasis">Tag:</text:span> [Lost]<text:line-break/><text:span text:style-name="Strong_20_Emphasis">Description:</text:span> Small notebook with hand-drawn covers and teenage poetry inside.<text:line-break/><text:span text:style-name="Strong_20_Emphasis">Owner:</text:span> Kayla.<text:line-break/><text:span text:style-name="Strong_20_Emphasis">Effects:</text:span></text:p>
      <text:list xml:id="list4606048046933534471" text:style-name="L15">
        <text:list-item>
          <text:p text:style-name="P15">Return to Kayla un-read → big trust boost, Emotional +2 with Kayla.</text:p>
        </text:list-item>
        <text:list-item>
          <text:p text:style-name="P15">Read it then confess → complex scene; Emotional ± depending on honesty.</text:p>
        </text:list-item>
        <text:list-item>
          <text:p text:style-name="P15">Give to Cas/Jax → they might collaborate on turning a poem into a song later.</text:p>
        </text:list-item>
      </text:list>
      <text:p text:style-name="Horizontal_20_Line"/>
      <text:h text:style-name="Heading_20_3" text:outline-level="3">2.6 Ivan’s Bent Wrench</text:h>
      <text:p text:style-name="Text_20_body"><text:span text:style-name="Strong_20_Emphasis">Tag:</text:span> [Lost]<text:line-break/><text:span text:style-name="Strong_20_Emphasis">Description:</text:span> A heavy wrench bent slightly from use; initials scratched into the handle.<text:line-break/><text:span text:style-name="Strong_20_Emphasis">Owner:</text:span> Ivan.<text:line-break/><text:span text:style-name="Strong_20_Emphasis">Effects:</text:span></text:p>
      <text:list xml:id="list7240826914012238409" text:style-name="L16">
        <text:list-item>
          <text:p text:style-name="P16">Return → Physical +1 (practical mindset), Social +1 with Ivan; he may do a free repair.</text:p>
        </text:list-item>
        <text:list-item>
          <text:p text:style-name="P16">Give to Amrita → she calls Ivan and they talk about “kids these days,” unlocking a minor building lore scene.</text:p>
        </text:list-item>
      </text:list>
      <text:p text:style-name="Horizontal_20_Line"/>
      <text:h text:style-name="Heading_20_3" text:outline-level="3">2.7 Jax’s Pick Necklace</text:h>
      <text:p text:style-name="Text_20_body"><text:span text:style-name="Strong_20_Emphasis">Tag:</text:span> [Lost]<text:line-break/><text:span text:style-name="Strong_20_Emphasis">Description:</text:span> Guitar pick on a leather cord, worn thin where fingers have rubbed it.<text:line-break/><text:span text:style-name="Strong_20_Emphasis">Owner:</text:span> Jax.<text:line-break/><text:span text:style-name="Strong_20_Emphasis">Effects:</text:span></text:p>
      <text:list xml:id="list5238464525006229391" text:style-name="L17">
        <text:list-item>
          <text:p text:style-name="P17">Return → Emotional +1, Spiritual +1, Social +1 with Jax; unlocks a special song variation.</text:p>
        </text:list-item>
        <text:list-item>
          <text:p text:style-name="P17">Give to Cas or Mina → they know it’s his and comment (branching options).</text:p>
        </text:list-item>
      </text:list>
      <text:p text:style-name="Horizontal_20_Line"><text:soft-page-break/></text:p>
      <text:h text:style-name="Heading_20_3" text:outline-level="3">2.8 Ms. Cho’s Schedule Binder</text:h>
      <text:p text:style-name="Text_20_body"><text:span text:style-name="Strong_20_Emphasis">Tag:</text:span> [Lost]<text:line-break/><text:span text:style-name="Strong_20_Emphasis">Description:</text:span> Binder filled with color-coded activity schedules for Retirement Home and Community Hall.<text:line-break/><text:span text:style-name="Strong_20_Emphasis">Owner:</text:span> Ms. Laureen Cho.<text:line-break/><text:span text:style-name="Strong_20_Emphasis">Effects:</text:span></text:p>
      <text:list xml:id="list4051660781063042428" text:style-name="L18">
        <text:list-item>
          <text:p text:style-name="P18">Return → Social +1, Spiritual +1 (respect for emotional labor); some elderly NPC events unlock earlier.</text:p>
        </text:list-item>
        <text:list-item>
          <text:p text:style-name="P18">Give to Morrell → she can help; scene on burnout and logistics.</text:p>
        </text:list-item>
      </text:list>
      <text:p text:style-name="Horizontal_20_Line"/>
      <text:h text:style-name="Heading_20_3" text:outline-level="3">2.9 Carmen’s Recipe Card Box</text:h>
      <text:p text:style-name="Text_20_body"><text:span text:style-name="Strong_20_Emphasis">Tag:</text:span> [Lost]<text:line-break/><text:span text:style-name="Strong_20_Emphasis">Description:</text:span> Little tin box with old family recipe cards, some stained by sauce.<text:line-break/><text:span text:style-name="Strong_20_Emphasis">Owner:</text:span> Carmen Reyes.<text:line-break/><text:span text:style-name="Strong_20_Emphasis">Effects:</text:span></text:p>
      <text:list xml:id="list6837541341872651070" text:style-name="L19">
        <text:list-item>
          <text:p text:style-name="P19">Return → big Social +2, Emotional +1 with Carmen; unlocks special meal scene / rare food consumable later.</text:p>
        </text:list-item>
        <text:list-item>
          <text:p text:style-name="P19">Mis-give to Marco/Lila → they drool over recipes; might lead to collab event later.</text:p>
        </text:list-item>
      </text:list>
      <text:p text:style-name="Horizontal_20_Line"/>
      <text:h text:style-name="Heading_20_3" text:outline-level="3">2.10 Mack’s Engraved Bus Token</text:h>
      <text:p text:style-name="Text_20_body"><text:span text:style-name="Strong_20_Emphasis">Tag:</text:span> [Lost]<text:line-break/><text:span text:style-name="Strong_20_Emphasis">Description:</text:span> Old brass bus token engraved with the island’s old logo.<text:line-break/><text:span text:style-name="Strong_20_Emphasis">Owner:</text:span> Mack.<text:line-break/><text:span text:style-name="Strong_20_Emphasis">Effects:</text:span></text:p>
      <text:list xml:id="list900732924254653271" text:style-name="L20">
        <text:list-item>
          <text:p text:style-name="P20">Return → Spiritual +1, Social +1 with Mack; he shares a personal story and sometimes lets you “ride free” (fast-travel).</text:p>
        </text:list-item>
        <text:list-item>
          <text:p text:style-name="P20">Give to Elliot → lore dump about transit and change; he suggests returning it.</text:p>
        </text:list-item>
      </text:list>
      <text:p text:style-name="Horizontal_20_Line"/>
      <text:h text:style-name="Heading_20_2" text:outline-level="2">3. [Rare] Items (Special Effects / Passive Boons)</text:h>
      <text:p text:style-name="Text_20_body">One-of-a-kind or very limited; usually no direct HP restore but powerful effects.</text:p>
      <text:h text:style-name="Heading_20_3" text:outline-level="3">3.1 Dream-Polished Shell</text:h>
      <text:p text:style-name="Text_20_body"><text:span text:style-name="Strong_20_Emphasis">Tag:</text:span> [Rare]<text:line-break/><text:span text:style-name="Strong_20_Emphasis">Description:</text:span> Seashell that hums faintly when held to your ear; you hear echoes of your own voice <text:soft-page-break/>instead of waves.<text:line-break/><text:span text:style-name="Strong_20_Emphasis">Effect:</text:span></text:p>
      <text:list xml:id="list609310356175455068" text:style-name="L21">
        <text:list-item>
          <text:p text:style-name="P21">Once per night, lets Nyx <text:span text:style-name="Strong_20_Emphasis">re-roll</text:span> one Dream choice (like a “second chance” for a choice branch).</text:p>
        </text:list-item>
        <text:list-item>
          <text:p text:style-name="P21">Small <text:span text:style-name="Strong_20_Emphasis">Spiritual +1</text:span> permanent after first use.<text:line-break/><text:span text:style-name="Strong_20_Emphasis">Best gifts:</text:span> Jax, Mina, Helena (they react strongly, maybe giving info).</text:p>
        </text:list-item>
      </text:list>
      <text:p text:style-name="Horizontal_20_Line"/>
      <text:h text:style-name="Heading_20_3" text:outline-level="3">3.2 Lantern of Echoes</text:h>
      <text:p text:style-name="Text_20_body"><text:span text:style-name="Strong_20_Emphasis">Tag:</text:span> [Rare]<text:line-break/><text:span text:style-name="Strong_20_Emphasis">Description:</text:span> Handheld lantern that glows brighter near emotionally charged memories.<text:line-break/><text:span text:style-name="Strong_20_Emphasis">Effect:</text:span></text:p>
      <text:list xml:id="list6624416601003141102" text:style-name="L22">
        <text:list-item>
          <text:p text:style-name="P22">In Dream, highlights hidden interactive elements or secret paths.</text:p>
        </text:list-item>
        <text:list-item>
          <text:p text:style-name="P22">In Town, used to reveal optional memory scenes at key locations (no Arete change, but narrative depth).</text:p>
        </text:list-item>
      </text:list>
      <text:p text:style-name="Horizontal_20_Line"/>
      <text:h text:style-name="Heading_20_3" text:outline-level="3">3.3 Old Camera with No Film</text:h>
      <text:p text:style-name="Text_20_body"><text:span text:style-name="Strong_20_Emphasis">Tag:</text:span> [Rare]<text:line-break/><text:span text:style-name="Strong_20_Emphasis">Description:</text:span> Vintage camera; shutter works, but no film. Yet the captured images sometimes appear in dreams.<text:line-break/><text:span text:style-name="Strong_20_Emphasis">Effect:</text:span></text:p>
      <text:list xml:id="list3837177523011140414" text:style-name="L23">
        <text:list-item>
          <text:p text:style-name="P23">In Town, taking “photos” marks important choices; in Dream, those images appear and alter the environment slightly.</text:p>
        </text:list-item>
        <text:list-item>
          <text:p text:style-name="P23">Helps against <text:span text:style-name="Strong_20_Emphasis">Perfect Group Photo</text:span> (elite) by giving Nyx a chance to insert themselves into scenes retroactively.</text:p>
        </text:list-item>
      </text:list>
      <text:p text:style-name="Horizontal_20_Line"/>
      <text:h text:style-name="Heading_20_3" text:outline-level="3">3.4 Bus Ticket of Elsewhere</text:h>
      <text:p text:style-name="Text_20_body"><text:span text:style-name="Strong_20_Emphasis">Tag:</text:span> [Rare]<text:line-break/><text:span text:style-name="Strong_20_Emphasis">Description:</text:span> Single paper ticket with destination simply marked “Elsewhere.”<text:line-break/><text:span text:style-name="Strong_20_Emphasis">Effect:</text:span></text:p>
      <text:list xml:id="list6192901115044771843" text:style-name="L24">
        <text:list-item>
          <text:p text:style-name="P24">Once, allows Nyx to <text:span text:style-name="Strong_20_Emphasis">skip a non-essential Dream encounter</text:span> entirely or jump to an alternate Dream route.</text:p>
        </text:list-item>
        <text:list-item>
          <text:p text:style-name="P24">Use can affect Spiritual Arete (escape vs acceptance).</text:p>
        </text:list-item>
      </text:list>
      <text:p text:style-name="Horizontal_20_Line"/>
      <text:h text:style-name="Heading_20_3" text:outline-level="3">3.5 Ocean-Glass Bead Bracelet</text:h>
      <text:p text:style-name="Text_20_body"><text:span text:style-name="Strong_20_Emphasis">Tag:</text:span> [Rare]<text:line-break/><text:soft-page-break/><text:span text:style-name="Strong_20_Emphasis">Description:</text:span> Bracelet made from sea glass and beadwork, a little rough but beautiful.<text:line-break/><text:span text:style-name="Strong_20_Emphasis">Effect:</text:span></text:p>
      <text:list xml:id="list966309033901867963" text:style-name="L25">
        <text:list-item>
          <text:p text:style-name="P25">Passive small <text:span text:style-name="Strong_20_Emphasis">Emotional defense buff</text:span> in all Dream fights.</text:p>
        </text:list-item>
        <text:list-item>
          <text:p text:style-name="P25">Gift to Rae, Jax, Cas, or Mina triggers special bonding scenes.</text:p>
        </text:list-item>
      </text:list>
      <text:p text:style-name="Horizontal_20_Line"/>
      <text:h text:style-name="Heading_20_3" text:outline-level="3">3.6 Quiet Hourglass</text:h>
      <text:p text:style-name="Text_20_body"><text:span text:style-name="Strong_20_Emphasis">Tag:</text:span> [Rare]<text:line-break/><text:span text:style-name="Strong_20_Emphasis">Description:</text:span> Small hourglass where sand falls silently; sometimes runs backward.<text:line-break/><text:span text:style-name="Strong_20_Emphasis">Effect:</text:span></text:p>
      <text:list xml:id="list7352554186225253042" text:style-name="L26">
        <text:list-item>
          <text:p text:style-name="P26">Once per in-game week, Nyx can <text:span text:style-name="Strong_20_Emphasis">rewind</text:span> to the start of that day’s Town segment (not Dream) while keeping Arete changes but redoing social choices.</text:p>
        </text:list-item>
        <text:list-item>
          <text:p text:style-name="P26">Heavy narrative ramifications.</text:p>
        </text:list-item>
      </text:list>
      <text:p text:style-name="Horizontal_20_Line"/>
      <text:h text:style-name="Heading_20_3" text:outline-level="3">3.7 Worn Tarot Deck</text:h>
      <text:p text:style-name="Text_20_body"><text:span text:style-name="Strong_20_Emphasis">Tag:</text:span> [Rare]<text:line-break/><text:span text:style-name="Strong_20_Emphasis">Description:</text:span> 78-card deck, some cards replaced by strange symbols.<text:line-break/><text:span text:style-name="Strong_20_Emphasis">Effect:</text:span></text:p>
      <text:list xml:id="list2443602169449871303" text:style-name="L27">
        <text:list-item>
          <text:p text:style-name="P27">Once per day, draw a card: small random buff/debuff mix but strongly flips subtle Arete outcomes.</text:p>
        </text:list-item>
        <text:list-item>
          <text:p text:style-name="P27">Used with Helena or Cas or Jax unlocks special reading scenes that clarify its effects.</text:p>
        </text:list-item>
      </text:list>
      <text:p text:style-name="Horizontal_20_Line"/>
      <text:h text:style-name="Heading_20_3" text:outline-level="3">3.8 Old Church Key</text:h>
      <text:p text:style-name="Text_20_body"><text:span text:style-name="Strong_20_Emphasis">Tag:</text:span> [Rare]<text:line-break/><text:span text:style-name="Strong_20_Emphasis">Description:</text:span> Iron key that opens a side door of the Old Church at odd hours.<text:line-break/><text:span text:style-name="Strong_20_Emphasis">Effect:</text:span></text:p>
      <text:list xml:id="list7164518415006868251" text:style-name="L28">
        <text:list-item>
          <text:p text:style-name="P28">Grants access to special after-hours Spiritual/Emotional scenes with Helena or Dr. Morrell.</text:p>
        </text:list-item>
        <text:list-item>
          <text:p text:style-name="P28">Increases chance of <text:span text:style-name="Strong_20_Emphasis">Empty Altar</text:span> and <text:span text:style-name="Strong_20_Emphasis">Hollow Sanctuary</text:span> secrets.</text:p>
        </text:list-item>
      </text:list>
      <text:p text:style-name="Horizontal_20_Line"/>
      <text:h text:style-name="Heading_20_3" text:outline-level="3">3.9 Hand-Carved Skate Charm</text:h>
      <text:p text:style-name="Text_20_body"><text:span text:style-name="Strong_20_Emphasis">Tag:</text:span> [Rare]<text:line-break/><text:span text:style-name="Strong_20_Emphasis">Description:</text:span> Tiny wooden skate charm on a string; careful details carved in.<text:line-break/><text:span text:style-name="Strong_20_Emphasis">Effect:</text:span></text:p>
      <text:list xml:id="list2120935872078327353" text:style-name="L29">
        <text:list-item>
          <text:p text:style-name="P29">Passive buff to Physical stats during Dream sequences themed around motion/balance.</text:p>
        </text:list-item>
        <text:list-item>
          <text:p text:style-name="P29"><text:soft-page-break/>Give to Rowan or Milo for special skate arc progression.</text:p>
        </text:list-item>
      </text:list>
      <text:p text:style-name="Horizontal_20_Line"/>
      <text:h text:style-name="Heading_20_3" text:outline-level="3">3.10 Library Access Badge</text:h>
      <text:p text:style-name="Text_20_body"><text:span text:style-name="Strong_20_Emphasis">Tag:</text:span> [Rare]<text:line-break/><text:span text:style-name="Strong_20_Emphasis">Description:</text:span> Special badge signed by Elsie. “Researcher Access.”<text:line-break/><text:span text:style-name="Strong_20_Emphasis">Effect:</text:span></text:p>
      <text:list xml:id="list1606128097392469187" text:style-name="L30">
        <text:list-item>
          <text:p text:style-name="P30">Unlocks deeper lore shelves and some Zines earlier.</text:p>
        </text:list-item>
        <text:list-item>
          <text:p text:style-name="P30">Slight permanent <text:span text:style-name="Strong_20_Emphasis">Psychological +1</text:span> (Knowledge).</text:p>
        </text:list-item>
      </text:list>
      <text:p text:style-name="Horizontal_20_Line"/>
      <text:h text:style-name="Heading_20_2" text:outline-level="2">4. [Psychedelic] Items (Unstable / Dream-Linked Effects)</text:h>
      <text:p text:style-name="Text_20_body">These are mysterious; effects may vary based on Arete, mood, or where used.</text:p>
      <text:h text:style-name="Heading_20_3" text:outline-level="3">4.1 Dream Salt</text:h>
      <text:p text:style-name="Text_20_body"><text:span text:style-name="Strong_20_Emphasis">Tag:</text:span> [Psychedelic]<text:line-break/><text:span text:style-name="Strong_20_Emphasis">Description:</text:span> Vial of fine, shimmering salt. Looks like crushed starlight.<text:line-break/><text:span text:style-name="Strong_20_Emphasis">Effect:</text:span></text:p>
      <text:list xml:id="list6181639431068300759" text:style-name="L31">
        <text:list-item>
          <text:p text:style-name="P31">Sprinkling it in Town before sleep changes that night’s Dream entrance: may skip early mobs, but increase chance of elite fight.</text:p>
        </text:list-item>
        <text:list-item>
          <text:p text:style-name="P31">Small random shift in <text:span text:style-name="Strong_20_Emphasis">Spiritual</text:span> Arete (±1–2).</text:p>
        </text:list-item>
      </text:list>
      <text:p text:style-name="Horizontal_20_Line"/>
      <text:h text:style-name="Heading_20_3" text:outline-level="3">4.2 Color-Shift Candy</text:h>
      <text:p text:style-name="Text_20_body"><text:span text:style-name="Strong_20_Emphasis">Tag:</text:span> [Psychedelic]<text:line-break/><text:span text:style-name="Strong_20_Emphasis">Description:</text:span> Hard candy that changes color in your palm and tongue.<text:line-break/><text:span text:style-name="Strong_20_Emphasis">Effect:</text:span></text:p>
      <text:list xml:id="list2868906570956019918" text:style-name="L32">
        <text:list-item>
          <text:p text:style-name="P32">First use: HP + small Emotional +1.</text:p>
        </text:list-item>
        <text:list-item>
          <text:p text:style-name="P32">Later uses: random Dream side-effects—distorted UI, weird enemy palettes, altered attack names; sometimes reveals hidden options.<text:line-break/><text:span text:style-name="Strong_20_Emphasis">Best gifts:</text:span> Cas, Abby, Kayla.</text:p>
        </text:list-item>
      </text:list>
      <text:p text:style-name="Horizontal_20_Line"/>
      <text:h text:style-name="Heading_20_3" text:outline-level="3">4.3 Mirror Seed</text:h>
      <text:p text:style-name="Text_20_body"><text:span text:style-name="Strong_20_Emphasis">Tag:</text:span> [Psychedelic]<text:line-break/><text:span text:style-name="Strong_20_Emphasis">Description:</text:span> Small, metallic seed that reflects surroundings like a fisheye lens.<text:line-break/><text:span text:style-name="Strong_20_Emphasis">Effect:</text:span></text:p>
      <text:list xml:id="list3382453810738720675" text:style-name="L33">
        <text:list-item>
          <text:p text:style-name="P33">Plant in Town (certain places) to cause a Dream “mirror patch” to appear there that night; <text:soft-page-break/>entering it reveals alternate-view scenes of that location.</text:p>
        </text:list-item>
      </text:list>
      <text:p text:style-name="Horizontal_20_Line"/>
      <text:h text:style-name="Heading_20_3" text:outline-level="3">4.4 Neon Ink Pen</text:h>
      <text:p text:style-name="Text_20_body"><text:span text:style-name="Strong_20_Emphasis">Tag:</text:span> [Psychedelic]<text:line-break/><text:span text:style-name="Strong_20_Emphasis">Description:</text:span> Pen that writes in lines only visible under certain Dream conditions.<text:line-break/><text:span text:style-name="Strong_20_Emphasis">Effect:</text:span></text:p>
      <text:list xml:id="list2444044047802562615" text:style-name="L34">
        <text:list-item>
          <text:p text:style-name="P34">Notes written in Town show up as floating text in corresponding Dream locations, sometimes creating special dialogue or hints.</text:p>
        </text:list-item>
      </text:list>
      <text:p text:style-name="Horizontal_20_Line"/>
      <text:h text:style-name="Heading_20_3" text:outline-level="3">4.5 Lucid Capsule</text:h>
      <text:p text:style-name="Text_20_body"><text:span text:style-name="Strong_20_Emphasis">Tag:</text:span> [Psychedelic]<text:line-break/><text:span text:style-name="Strong_20_Emphasis">Description:</text:span> A capsule filled with shifting liquid that never spills.<text:line-break/><text:span text:style-name="Strong_20_Emphasis">Effect:</text:span></text:p>
      <text:list xml:id="list7667987632360502247" text:style-name="L35">
        <text:list-item>
          <text:p text:style-name="P35">Take before sleep: next Dream night starts with Nyx semi-lucid (extra control, ability to see HP/Arete overlays) but increases chance of big bosses.</text:p>
        </text:list-item>
      </text:list>
      <text:p text:style-name="Horizontal_20_Line"/>
      <text:h text:style-name="Heading_20_3" text:outline-level="3">4.6 Glitch Sticker Sheet</text:h>
      <text:p text:style-name="Text_20_body"><text:span text:style-name="Strong_20_Emphasis">Tag:</text:span> [Psychedelic]<text:line-break/><text:span text:style-name="Strong_20_Emphasis">Description:</text:span> Stickers that, when placed on objects, seem to “glitch” reality around them.<text:line-break/><text:span text:style-name="Strong_20_Emphasis">Effect:</text:span></text:p>
      <text:list xml:id="list6580048394025305023" text:style-name="L36">
        <text:list-item>
          <text:p text:style-name="P36">Using on certain Town objects causes small, surreal events (visual/audio distortions) and influences Dream terrain the next night.</text:p>
        </text:list-item>
        <text:list-item>
          <text:p text:style-name="P36">Small random Arete shifts (e.g., Psychological +1, Social –1 or vice versa).</text:p>
        </text:list-item>
      </text:list>
      <text:p text:style-name="Horizontal_20_Line"/>
      <text:h text:style-name="Heading_20_3" text:outline-level="3">4.7 Static Snowglobe</text:h>
      <text:p text:style-name="Text_20_body"><text:span text:style-name="Strong_20_Emphasis">Tag:</text:span> [Psychedelic]<text:line-break/><text:span text:style-name="Strong_20_Emphasis">Description:</text:span> Tiny snowglobe that shows TV static instead of a scene. Shaking it changes Dream “weather.”<text:line-break/><text:span text:style-name="Strong_20_Emphasis">Effect:</text:span></text:p>
      <text:list xml:id="list1423277028899602643" text:style-name="L37">
        <text:list-item>
          <text:p text:style-name="P37">If used before sleep, rerolls that night’s Dream “weather pattern” (more Anxiety Gnats vs more Mirrorfish, etc.).</text:p>
        </text:list-item>
      </text:list>
      <text:p text:style-name="Horizontal_20_Line"/>
      <text:h text:style-name="Heading_20_3" text:outline-level="3">4.8 Coral Spine</text:h>
      <text:p text:style-name="Text_20_body"><text:span text:style-name="Strong_20_Emphasis">Tag:</text:span> [Psychedelic]<text:line-break/><text:soft-page-break/><text:span text:style-name="Strong_20_Emphasis">Description:</text:span> Jagged piece of coral that twitches slightly when held.<text:line-break/><text:span text:style-name="Strong_20_Emphasis">Effect:</text:span></text:p>
      <text:list xml:id="list7897976663479777648" text:style-name="L38">
        <text:list-item>
          <text:p text:style-name="P38">Holding it when entering Dream makes ocean-themed zones more likely, with higher Silent Horizon influence but lower Audience of Teeth noise.</text:p>
        </text:list-item>
      </text:list>
      <text:p text:style-name="Horizontal_20_Line"/>
      <text:h text:style-name="Heading_20_3" text:outline-level="3">4.9 Echo Cassette</text:h>
      <text:p text:style-name="Text_20_body"><text:span text:style-name="Strong_20_Emphasis">Tag:</text:span> [Psychedelic]<text:line-break/><text:span text:style-name="Strong_20_Emphasis">Description:</text:span> Unlabelled cassette that sometimes records and plays back voices without a recorder.<text:line-break/><text:span text:style-name="Strong_20_Emphasis">Effect:</text:span></text:p>
      <text:list xml:id="list8790290369462954740" text:style-name="L39">
        <text:list-item>
          <text:p text:style-name="P39">Using it in Town logs overheard bits of dialogue that later echo in Dream scenes, altering enemy lines or hint triggers.</text:p>
        </text:list-item>
      </text:list>
      <text:p text:style-name="Horizontal_20_Line"/>
      <text:h text:style-name="Heading_20_3" text:outline-level="3">4.10 Mood Prism</text:h>
      <text:p text:style-name="Text_20_body"><text:span text:style-name="Strong_20_Emphasis">Tag:</text:span> [Psychedelic]<text:line-break/><text:span text:style-name="Strong_20_Emphasis">Description:</text:span> Multifaceted crystal that casts different colors depending on Nyx’s current Emotional Arete.<text:line-break/><text:span text:style-name="Strong_20_Emphasis">Effect:</text:span></text:p>
      <text:list xml:id="list1081339445668384799" text:style-name="L40">
        <text:list-item>
          <text:p text:style-name="P40">Using it shows a <text:span text:style-name="Strong_20_Emphasis">color-coded hint</text:span> of Nyx’s emotional state and may slightly nudge Emotional Arete toward balance.</text:p>
        </text:list-item>
        <text:list-item>
          <text:p text:style-name="P40">In Dream, random enemy type bias according to color.</text:p>
        </text:list-item>
      </text:list>
      <text:p text:style-name="Horizontal_20_Line"/>
      <text:h text:style-name="Heading_20_2" text:outline-level="2">5. [Zine] Series (31 Issues)</text:h>
      <text:p text:style-name="Text_20_body">Each zine:</text:p>
      <text:list xml:id="list2186622257309873292" text:style-name="L41">
        <text:list-item>
          <text:p text:style-name="P41">Gives <text:span text:style-name="Strong_20_Emphasis">lore</text:span> about the town, Nyx’s friend group, or Dream concepts.</text:p>
        </text:list-item>
        <text:list-item>
          <text:p text:style-name="P41">Provides a <text:span text:style-name="Strong_20_Emphasis">minor permanent stat/Arete buff</text:span> OR teaches a <text:span text:style-name="Strong_20_Emphasis">unique ability</text:span>.</text:p>
        </text:list-item>
      </text:list>
      <text:p text:style-name="Text_20_body">I’ll group them loosely by theme.</text:p>
      <text:h text:style-name="Heading_20_3" text:outline-level="3">5.1 Skating / Boardwalk Culture (4)</text:h>
      <text:list xml:id="list606538247840880024" text:style-name="L42">
        <text:list-item>
          <text:p text:style-name="P42"><text:span text:style-name="Strong_20_Emphasis">[Zine #01] “GRIND//GRIND: Boardwalk Skater Fanzine”</text:span></text:p>
          <text:list>
            <text:list-item>
              <text:p text:style-name="P42"><text:span text:style-name="Strong_20_Emphasis">Found:</text:span> Skate Shop, Boardwalk rails.</text:p>
            </text:list-item>
            <text:list-item>
              <text:p text:style-name="P42"><text:span text:style-name="Strong_20_Emphasis">Effect:</text:span> +1 <text:span text:style-name="Strong_20_Emphasis">Physical: Finesse</text:span>; unlocks small Dream dodge bonus against movement-based attacks.</text:p>
            </text:list-item>
            <text:list-item>
              <text:p text:style-name="P42"><text:span text:style-name="Strong_20_Emphasis">Lore:</text:span> Rowan &amp; Milo’s skate scene; local skate “mythology.”</text:p>
            </text:list-item>
          </text:list>
        </text:list-item>
        <text:list-item>
          <text:p text:style-name="P42"><text:span text:style-name="Strong_20_Emphasis">[Zine #02] “Concrete Waves: Surf &amp; Tide Stories”</text:span></text:p>
          <text:list>
            <text:list-item>
              <text:p text:style-name="P42"><text:soft-page-break/><text:span text:style-name="Strong_20_Emphasis">Effect:</text:span> +1 <text:span text:style-name="Strong_20_Emphasis">Physical: Fortitude</text:span>; special Dream option to “ride the current” in certain ocean zones.</text:p>
            </text:list-item>
            <text:list-item>
              <text:p text:style-name="P42"><text:span text:style-name="Strong_20_Emphasis">Lore:</text:span> Rae’s surf history, island currents, a tragic near-drowning.</text:p>
            </text:list-item>
          </text:list>
        </text:list-item>
        <text:list-item>
          <text:p text:style-name="P42"><text:span text:style-name="Strong_20_Emphasis">[Zine #03] “Night Lights: Boardwalk Rat Tales”</text:span></text:p>
          <text:list>
            <text:list-item>
              <text:p text:style-name="P42"><text:span text:style-name="Strong_20_Emphasis">Effect:</text:span> +1 <text:span text:style-name="Strong_20_Emphasis">Social: Persona</text:span>; slight Social buff in Boardwalk scenes.</text:p>
            </text:list-item>
            <text:list-item>
              <text:p text:style-name="P42"><text:span text:style-name="Strong_20_Emphasis">Lore:</text:span> Night life; origin of certain rumors; Jax’s first gig story.</text:p>
            </text:list-item>
          </text:list>
        </text:list-item>
        <text:list-item>
          <text:p text:style-name="P42"><text:span text:style-name="Strong_20_Emphasis">[Zine #04] “Ticket Punched: Bus Lines &amp; Ghost Stops”</text:span></text:p>
          <text:list>
            <text:list-item>
              <text:p text:style-name="P42"><text:span text:style-name="Strong_20_Emphasis">Effect:</text:span> +1 <text:span text:style-name="Strong_20_Emphasis">Spiritual: Understanding</text:span>; small buff in encounters involving routes/choices.</text:p>
            </text:list-item>
            <text:list-item>
              <text:p text:style-name="P42"><text:span text:style-name="Strong_20_Emphasis">Lore:</text:span> Mack’s longest day, a bus that never arrived, ghost stories.</text:p>
            </text:list-item>
          </text:list>
        </text:list-item>
      </text:list>
      <text:p text:style-name="Horizontal_20_Line"/>
      <text:h text:style-name="Heading_20_3" text:outline-level="3">5.2 Psychology / Coping (6)</text:h>
      <text:list xml:id="list7611336837801614974" text:style-name="L43">
        <text:list-item>
          <text:p text:style-name="P43"><text:span text:style-name="Strong_20_Emphasis">[Zine #05] “DIY Coping Workbook (Bootleg)”</text:span></text:p>
          <text:list>
            <text:list-item>
              <text:p text:style-name="P43"><text:span text:style-name="Strong_20_Emphasis">Effect:</text:span> +1 <text:span text:style-name="Strong_20_Emphasis">Emotional: Comprehension</text:span>; unlocks Dream ability <text:span text:style-name="Strong_20_Emphasis">“Grounding Breath”</text:span> (small self-heal).</text:p>
            </text:list-item>
            <text:list-item>
              <text:p text:style-name="P43"><text:span text:style-name="Strong_20_Emphasis">Lore:</text:span> Mina’s annotated coping strategies; scribbles referencing therapy.</text:p>
            </text:list-item>
          </text:list>
        </text:list-item>
        <text:list-item>
          <text:p text:style-name="P43"><text:span text:style-name="Strong_20_Emphasis">[Zine #06] “THERAPY TALK: What Your Shrink Isn’t Saying”</text:span></text:p>
          <text:list>
            <text:list-item>
              <text:p text:style-name="P43"><text:span text:style-name="Strong_20_Emphasis">Effect:</text:span> +1 <text:span text:style-name="Strong_20_Emphasis">Psychological: Interpretation</text:span>; improved outcome when being honest in therapy scenes.</text:p>
            </text:list-item>
            <text:list-item>
              <text:p text:style-name="P43"><text:span text:style-name="Strong_20_Emphasis">Lore:</text:span> Dr. Morrell’s profession overview; ethical dilemmas.</text:p>
            </text:list-item>
          </text:list>
        </text:list-item>
        <text:list-item>
          <text:p text:style-name="P43"><text:span text:style-name="Strong_20_Emphasis">[Zine #07] “Brain Fog Survival Guide”</text:span></text:p>
          <text:list>
            <text:list-item>
              <text:p text:style-name="P43"><text:span text:style-name="Strong_20_Emphasis">Effect:</text:span> +1 <text:span text:style-name="Strong_20_Emphasis">Psychological: Resolve</text:span>; reduced chance of “overwhelm” penalties in exams/events.</text:p>
            </text:list-item>
            <text:list-item>
              <text:p text:style-name="P43"><text:span text:style-name="Strong_20_Emphasis">Lore:</text:span> Strategies from people in town living with brain fog/ADHD-like experiences.</text:p>
            </text:list-item>
          </text:list>
        </text:list-item>
        <text:list-item>
          <text:p text:style-name="P43"><text:span text:style-name="Strong_20_Emphasis">[Zine #08] “Panic at Midnight: Insomniac Letters”</text:span></text:p>
          <text:list>
            <text:list-item>
              <text:p text:style-name="P43"><text:span text:style-name="Strong_20_Emphasis">Effect:</text:span> +1 <text:span text:style-name="Strong_20_Emphasis">Emotional: Mood</text:span>; unlocks Dream option to “recognize panic pattern” and reduce Anxiety Gnats severity.</text:p>
            </text:list-item>
            <text:list-item>
              <text:p text:style-name="P43"><text:span text:style-name="Strong_20_Emphasis">Lore:</text:span> Letters from Talia, Theo, and anonymous townsfolk re: insomnia.</text:p>
            </text:list-item>
          </text:list>
        </text:list-item>
        <text:list-item>
          <text:p text:style-name="P43"><text:span text:style-name="Strong_20_Emphasis">[Zine #09] “Boundaries for Ghosts (and People)”</text:span></text:p>
          <text:list>
            <text:list-item>
              <text:p text:style-name="P43"><text:span text:style-name="Strong_20_Emphasis">Effect:</text:span> +1 <text:span text:style-name="Strong_20_Emphasis">Social: Responsibility</text:span>; better outcomes when saying no politely in Social scenes.</text:p>
            </text:list-item>
            <text:list-item>
              <text:p text:style-name="P43"><text:span text:style-name="Strong_20_Emphasis">Lore:</text:span> Essays on boundaries; hints for dealing with Guilt Drips.</text:p>
            </text:list-item>
          </text:list>
        </text:list-item>
        <text:list-item>
          <text:p text:style-name="P43"><text:span text:style-name="Strong_20_Emphasis">[Zine #10] “Shame &amp; Stage Lights”</text:span></text:p>
          <text:list>
            <text:list-item>
              <text:p text:style-name="P43"><text:span text:style-name="Strong_20_Emphasis">Effect:</text:span> +1 <text:span text:style-name="Strong_20_Emphasis">Social: Confidence</text:span>; small resist against Audience of Teeth debuffs.</text:p>
            </text:list-item>
            <text:list-item>
              <text:p text:style-name="P43"><text:soft-page-break/><text:span text:style-name="Strong_20_Emphasis">Lore:</text:span> Real stories of people bombing on stage and surviving.</text:p>
            </text:list-item>
          </text:list>
        </text:list-item>
      </text:list>
      <text:p text:style-name="Horizontal_20_Line"/>
      <text:h text:style-name="Heading_20_3" text:outline-level="3">5.3 Local History &amp; Lore (5)</text:h>
      <text:list xml:id="list8508910345438721339" text:style-name="L44">
        <text:list-item>
          <text:p text:style-name="P44"><text:span text:style-name="Strong_20_Emphasis">[Zine #11] “Artificial Island: Unauthorized History”</text:span></text:p>
          <text:list>
            <text:list-item>
              <text:p text:style-name="P44"><text:span text:style-name="Strong_20_Emphasis">Effect:</text:span> +1 <text:span text:style-name="Strong_20_Emphasis">Spiritual: Wisdom</text:span>; small buff in Dream church/terminal areas.</text:p>
            </text:list-item>
            <text:list-item>
              <text:p text:style-name="P44"><text:span text:style-name="Strong_20_Emphasis">Lore:</text:span> Mr. Grange’s deep-cut notes; secrets about the island’s construction.</text:p>
            </text:list-item>
          </text:list>
        </text:list-item>
        <text:list-item>
          <text:p text:style-name="P44"><text:span text:style-name="Strong_20_Emphasis">[Zine #12] “Boardwalk Hauntings Vol.1”</text:span></text:p>
          <text:list>
            <text:list-item>
              <text:p text:style-name="P44"><text:span text:style-name="Strong_20_Emphasis">Effect:</text:span> +1 <text:span text:style-name="Strong_20_Emphasis">Emotional: Esteem</text:span>; unlocks calming reaction to certain ghostly Dream events.</text:p>
            </text:list-item>
            <text:list-item>
              <text:p text:style-name="P44"><text:span text:style-name="Strong_20_Emphasis">Lore:</text:span> Ghost stories; possible early glimpses of specific Nightmares.</text:p>
            </text:list-item>
          </text:list>
        </text:list-item>
        <text:list-item>
          <text:p text:style-name="P44"><text:span text:style-name="Strong_20_Emphasis">[Zine #13] “Flood, Fire, Rebuild”</text:span></text:p>
          <text:list>
            <text:list-item>
              <text:p text:style-name="P44"><text:span text:style-name="Strong_20_Emphasis">Effect:</text:span> +1 <text:span text:style-name="Strong_20_Emphasis">Physical: Constitution</text:span>; small synergy with Flesh Cathedral fight.</text:p>
            </text:list-item>
            <text:list-item>
              <text:p text:style-name="P44"><text:span text:style-name="Strong_20_Emphasis">Lore:</text:span> Past disasters; how town physically and emotionally rebuilt.</text:p>
            </text:list-item>
          </text:list>
        </text:list-item>
        <text:list-item>
          <text:p text:style-name="P44"><text:span text:style-name="Strong_20_Emphasis">[Zine #14] “Offseason Blues”</text:span></text:p>
          <text:list>
            <text:list-item>
              <text:p text:style-name="P44"><text:span text:style-name="Strong_20_Emphasis">Effect:</text:span> +1 <text:span text:style-name="Strong_20_Emphasis">Emotional: Happiness</text:span>; mitigates winter-season Emotional penalties.</text:p>
            </text:list-item>
            <text:list-item>
              <text:p text:style-name="P44"><text:span text:style-name="Strong_20_Emphasis">Lore:</text:span> Interviews with workers (Robbie, Kayla, Lila) on quiet months.</text:p>
            </text:list-item>
          </text:list>
        </text:list-item>
        <text:list-item>
          <text:p text:style-name="P44"><text:span text:style-name="Strong_20_Emphasis">[Zine #15] “Church of Maybe: Alternative Faith Practices”</text:span></text:p>
          <text:list>
            <text:list-item>
              <text:p text:style-name="P44"><text:span text:style-name="Strong_20_Emphasis">Effect:</text:span> +1 <text:span text:style-name="Strong_20_Emphasis">Spiritual: Ethics</text:span>; options in Helena/Carmen moral discussions expand.</text:p>
            </text:list-item>
            <text:list-item>
              <text:p text:style-name="P44"><text:span text:style-name="Strong_20_Emphasis">Lore:</text:span> Mixed-faith rituals; Helena’s unusual approach.</text:p>
            </text:list-item>
          </text:list>
        </text:list-item>
      </text:list>
      <text:p text:style-name="Horizontal_20_Line"/>
      <text:h text:style-name="Heading_20_3" text:outline-level="3">5.4 Art, Music, Dreams (6)</text:h>
      <text:list xml:id="list6310871309181862190" text:style-name="L45">
        <text:list-item>
          <text:p text:style-name="P45"><text:span text:style-name="Strong_20_Emphasis">[Zine #16] “Mixtape Etiquette”</text:span></text:p>
          <text:list>
            <text:list-item>
              <text:p text:style-name="P45"><text:span text:style-name="Strong_20_Emphasis">Effect:</text:span> +1 <text:span text:style-name="Strong_20_Emphasis">Social: Expression</text:span>; improve gift outcomes for any music-related item.</text:p>
            </text:list-item>
            <text:list-item>
              <text:p text:style-name="P45"><text:span text:style-name="Strong_20_Emphasis">Lore:</text:span> Jax, Cas, and others on sharing playlists and emotional intent.</text:p>
            </text:list-item>
          </text:list>
        </text:list-item>
        <text:list-item>
          <text:p text:style-name="P45"><text:span text:style-name="Strong_20_Emphasis">[Zine #17] “Noise Garden: Making Music Without Talent”</text:span></text:p>
          <text:list>
            <text:list-item>
              <text:p text:style-name="P45"><text:span text:style-name="Strong_20_Emphasis">Effect:</text:span> +1 <text:span text:style-name="Strong_20_Emphasis">Psychological: Subconscious</text:span>; unlocks Dream ability <text:span text:style-name="Strong_20_Emphasis">“Resonant Note”</text:span> (small AoE Emotional damage to enemies).</text:p>
            </text:list-item>
            <text:list-item>
              <text:p text:style-name="P45"><text:span text:style-name="Strong_20_Emphasis">Lore:</text:span> How Jax started; using sound as coping.</text:p>
            </text:list-item>
          </text:list>
        </text:list-item>
        <text:list-item>
          <text:p text:style-name="P45"><text:span text:style-name="Strong_20_Emphasis">[Zine #18] “Glitch Collage: How to Like Your Own Face”</text:span></text:p>
          <text:list>
            <text:list-item>
              <text:p text:style-name="P45"><text:span text:style-name="Strong_20_Emphasis">Effect:</text:span> +1 <text:span text:style-name="Strong_20_Emphasis">Physical: Dexterity</text:span> &amp; small <text:span text:style-name="Strong_20_Emphasis">Emotional Arete +1</text:span>; better Mirrorfish outcomes.</text:p>
            </text:list-item>
            <text:list-item>
              <text:p text:style-name="P45"><text:span text:style-name="Strong_20_Emphasis">Lore:</text:span> Art tips; body image and collage as self-portrait.</text:p>
            </text:list-item>
          </text:list>
        </text:list-item>
        <text:list-item>
          <text:p text:style-name="P45"><text:soft-page-break/><text:span text:style-name="Strong_20_Emphasis">[Zine #19] “Journal of Impossible Dreams Vol.1”</text:span></text:p>
          <text:list>
            <text:list-item>
              <text:p text:style-name="P45"><text:span text:style-name="Strong_20_Emphasis">Effect:</text:span> +1 <text:span text:style-name="Strong_20_Emphasis">Psychological: Knowledge</text:span>; extra Dream hints on first visit to new zones.</text:p>
            </text:list-item>
            <text:list-item>
              <text:p text:style-name="P45"><text:span text:style-name="Strong_20_Emphasis">Lore:</text:span> Recorded dream fragments suspiciously similar to Nyx’s own.</text:p>
            </text:list-item>
          </text:list>
        </text:list-item>
        <text:list-item>
          <text:p text:style-name="P45"><text:span text:style-name="Strong_20_Emphasis">[Zine #20] “Lucid Loopers: Beginner’s Guide”</text:span></text:p>
          <text:list>
            <text:list-item>
              <text:p text:style-name="P45"><text:span text:style-name="Strong_20_Emphasis">Effect:</text:span> +1 <text:span text:style-name="Strong_20_Emphasis">Spiritual: Karma</text:span>; small chance to preemptively dodge a Dream debuff once per night.</text:p>
            </text:list-item>
            <text:list-item>
              <text:p text:style-name="P45"><text:span text:style-name="Strong_20_Emphasis">Lore:</text:span> Techniques for lucid dreaming; foreshadows Lucid Capsule.</text:p>
            </text:list-item>
          </text:list>
        </text:list-item>
        <text:list-item>
          <text:p text:style-name="P45"><text:span text:style-name="Strong_20_Emphasis">[Zine #21] “Zodiac &amp; Nightmares”</text:span></text:p>
          <text:list>
            <text:list-item>
              <text:p text:style-name="P45"><text:span text:style-name="Strong_20_Emphasis">Effect:</text:span> +1 <text:span text:style-name="Strong_20_Emphasis">Psychological: Interpretation</text:span>; better sense of personality ties for certain Nightmares.</text:p>
            </text:list-item>
            <text:list-item>
              <text:p text:style-name="P45"><text:span text:style-name="Strong_20_Emphasis">Lore:</text:span> Astrology-flavored reading of fears; cross-ref to Arete.</text:p>
            </text:list-item>
          </text:list>
        </text:list-item>
      </text:list>
      <text:p text:style-name="Horizontal_20_Line"/>
      <text:h text:style-name="Heading_20_3" text:outline-level="3">5.5 Work &amp; Survival (5)</text:h>
      <text:list xml:id="list8536307540015131904" text:style-name="L46">
        <text:list-item>
          <text:p text:style-name="P46"><text:span text:style-name="Strong_20_Emphasis">[Zine #22] “Shiftwork Survival: Boardwalk Edition”</text:span></text:p>
          <text:list>
            <text:list-item>
              <text:p text:style-name="P46"><text:span text:style-name="Strong_20_Emphasis">Effect:</text:span> +1 <text:span text:style-name="Strong_20_Emphasis">Physical: Fortitude</text:span>; Nyx loses less Physical Arete when staying up late for work/events.</text:p>
            </text:list-item>
            <text:list-item>
              <text:p text:style-name="P46"><text:span text:style-name="Strong_20_Emphasis">Lore:</text:span> Stories from Nadia, Robbie, Jax, Kayla.</text:p>
            </text:list-item>
          </text:list>
        </text:list-item>
        <text:list-item>
          <text:p text:style-name="P46"><text:span text:style-name="Strong_20_Emphasis">[Zine #23] “Breaking the Cycle of ‘Fine’”</text:span></text:p>
          <text:list>
            <text:list-item>
              <text:p text:style-name="P46"><text:span text:style-name="Strong_20_Emphasis">Effect:</text:span> +1 <text:span text:style-name="Strong_20_Emphasis">Emotional: Empathy</text:span>; more empathetic dialogue options unlock.</text:p>
            </text:list-item>
            <text:list-item>
              <text:p text:style-name="P46"><text:span text:style-name="Strong_20_Emphasis">Lore:</text:span> Short comics about saying more than “I’m fine.”</text:p>
            </text:list-item>
          </text:list>
        </text:list-item>
        <text:list-item>
          <text:p text:style-name="P46"><text:span text:style-name="Strong_20_Emphasis">[Zine #24] “Rent, Repairs, and Respect”</text:span></text:p>
          <text:list>
            <text:list-item>
              <text:p text:style-name="P46"><text:span text:style-name="Strong_20_Emphasis">Effect:</text:span> +1 <text:span text:style-name="Strong_20_Emphasis">Social: Responsibility</text:span>; better outcomes when dealing with Amrita/Ivan.</text:p>
            </text:list-item>
            <text:list-item>
              <text:p text:style-name="P46"><text:span text:style-name="Strong_20_Emphasis">Lore:</text:span> Tenant/landlord etiquette, stories from the building.</text:p>
            </text:list-item>
          </text:list>
        </text:list-item>
        <text:list-item>
          <text:p text:style-name="P46"><text:span text:style-name="Strong_20_Emphasis">[Zine #25] “Barstools &amp; Boundaries”</text:span></text:p>
          <text:list>
            <text:list-item>
              <text:p text:style-name="P46"><text:span text:style-name="Strong_20_Emphasis">Effect:</text:span> +1 <text:span text:style-name="Strong_20_Emphasis">Spiritual: Karma</text:span>; slightly improves outcomes in bar scenes with Simon.</text:p>
            </text:list-item>
            <text:list-item>
              <text:p text:style-name="P46"><text:span text:style-name="Strong_20_Emphasis">Lore:</text:span> Harm reduction, stories of recovery and relapse.</text:p>
            </text:list-item>
          </text:list>
        </text:list-item>
        <text:list-item>
          <text:p text:style-name="P46"><text:span text:style-name="Strong_20_Emphasis">[Zine #26] “Don’t Skip Meals: A Comic”</text:span></text:p>
          <text:list>
            <text:list-item>
              <text:p text:style-name="P46"><text:span text:style-name="Strong_20_Emphasis">Effect:</text:span> +1 <text:span text:style-name="Strong_20_Emphasis">Physical: Constitution</text:span>; small permanent buff to hunger/energy thresholds.</text:p>
            </text:list-item>
            <text:list-item>
              <text:p text:style-name="P46"><text:span text:style-name="Strong_20_Emphasis">Lore:</text:span> Lighthearted but serious commentary on skipping meals.</text:p>
            </text:list-item>
          </text:list>
        </text:list-item>
      </text:list>
      <text:p text:style-name="Horizontal_20_Line"/>
      <text:h text:style-name="Heading_20_3" text:outline-level="3">5.6 Inner Child &amp; Connection (5)</text:h>
      <text:list xml:id="list4474683979073658665" text:style-name="L47">
        <text:list-item>
          <text:p text:style-name="P47"><text:span text:style-name="Strong_20_Emphasis">[Zine #27] “Letters From Little Me”</text:span></text:p>
          <text:list>
            <text:list-item>
              <text:p text:style-name="P47"><text:soft-page-break/><text:span text:style-name="Strong_20_Emphasis">Effect:</text:span> +1 <text:span text:style-name="Strong_20_Emphasis">Emotional: Esteem</text:span>; Dream Child of Static encounters are more forgiving.</text:p>
            </text:list-item>
            <text:list-item>
              <text:p text:style-name="P47"><text:span text:style-name="Strong_20_Emphasis">Lore:</text:span> Letters real people wrote to their younger selves.</text:p>
            </text:list-item>
          </text:list>
        </text:list-item>
        <text:list-item>
          <text:p text:style-name="P47"><text:span text:style-name="Strong_20_Emphasis">[Zine #28] “Play Is Not a Luxury”</text:span></text:p>
          <text:list>
            <text:list-item>
              <text:p text:style-name="P47"><text:span text:style-name="Strong_20_Emphasis">Effect:</text:span> +1 <text:span text:style-name="Strong_20_Emphasis">Emotional: Happiness</text:span>; small buff when spending time at park/toy store/arcades.</text:p>
            </text:list-item>
            <text:list-item>
              <text:p text:style-name="P47"><text:span text:style-name="Strong_20_Emphasis">Lore:</text:span> Ms. Cho, Abby, Kayla share how play changed things.</text:p>
            </text:list-item>
          </text:list>
        </text:list-item>
        <text:list-item>
          <text:p text:style-name="P47"><text:span text:style-name="Strong_20_Emphasis">[Zine #29] “Imaginary Friends, Real Feelings”</text:span></text:p>
          <text:list>
            <text:list-item>
              <text:p text:style-name="P47"><text:span text:style-name="Strong_20_Emphasis">Effect:</text:span> +1 <text:span text:style-name="Strong_20_Emphasis">Spiritual: Understanding</text:span>; improved outcomes with Echo Pets and other memory-based mobs.</text:p>
            </text:list-item>
            <text:list-item>
              <text:p text:style-name="P47"><text:span text:style-name="Strong_20_Emphasis">Lore:</text:span> People talking about imaginary friends, coping, loneliness.</text:p>
            </text:list-item>
          </text:list>
        </text:list-item>
        <text:list-item>
          <text:p text:style-name="P47"><text:span text:style-name="Strong_20_Emphasis">[Zine #30] “Trust Fall: How to Ask for Help”</text:span></text:p>
          <text:list>
            <text:list-item>
              <text:p text:style-name="P47"><text:span text:style-name="Strong_20_Emphasis">Effect:</text:span> +1 <text:span text:style-name="Strong_20_Emphasis">Social: Confidence</text:span>; unlocks additional “ask for help” options with core cast (Rowan, Mina, Theo, Cas).</text:p>
            </text:list-item>
            <text:list-item>
              <text:p text:style-name="P47"><text:span text:style-name="Strong_20_Emphasis">Lore:</text:span> Interviews with town NPCs on the hardest times they asked for help.</text:p>
            </text:list-item>
          </text:list>
        </text:list-item>
        <text:list-item>
          <text:p text:style-name="P47"><text:span text:style-name="Strong_20_Emphasis">[Zine #31] “Weird Island: A Collaborative Anthology”</text:span></text:p>
          <text:list>
            <text:list-item>
              <text:p text:style-name="P47"><text:span text:style-name="Strong_20_Emphasis">Effect:</text:span> +1 to <text:span text:style-name="Strong_20_Emphasis">all Arete domains</text:span> (very small) OR small bonus to Identity summarization (ending weighting toward “Seeker/Integrated”).</text:p>
            </text:list-item>
            <text:list-item>
              <text:p text:style-name="P47"><text:span text:style-name="Strong_20_Emphasis">Lore:</text:span> Contributions from many NPCs; meta-commentary about the town, dreams, and healing.</text:p>
            </text:list-item>
          </text:list>
        </text:list-item>
      </text:list>
      <text:p text:style-name="Horizontal_20_Line"/>
      <text:p text:style-name="Text_20_body">This gives you:</text:p>
      <text:list xml:id="list2458907014060388324" text:style-name="L48">
        <text:list-item>
          <text:p text:style-name="P48">A <text:span text:style-name="Strong_20_Emphasis">full, purposeful item list</text:span>:</text:p>
          <text:list>
            <text:list-item>
              <text:p text:style-name="P48">10 <text:span text:style-name="Strong_20_Emphasis">Consumables</text:span>, 10 <text:span text:style-name="Strong_20_Emphasis">Lost</text:span>, 10 <text:span text:style-name="Strong_20_Emphasis">Rare</text:span>, 10 <text:span text:style-name="Strong_20_Emphasis">Psychedelic</text:span>, and <text:span text:style-name="Strong_20_Emphasis">31 Zines</text:span>.</text:p>
            </text:list-item>
          </text:list>
        </text:list-item>
        <text:list-item>
          <text:p text:style-name="P48">Every item has <text:span text:style-name="Strong_20_Emphasis">mechanical relevance</text:span> (no trash), interacts with <text:span text:style-name="Strong_20_Emphasis">Arete</text:span>, and can act as a <text:span text:style-name="Strong_20_Emphasis">gift</text:span> with clear “best recipients” and consequences.</text:p>
        </text:list-item>
        <text:list-item>
          <text:p text:style-name="P48">Zines double as <text:span text:style-name="Strong_20_Emphasis">lore delivery</text:span> and <text:span text:style-name="Strong_20_Emphasis">minor stat/ability progressio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llatrix </meta:initial-creator>
    <meta:creation-date>2025-11-07T00:11:57.04</meta:creation-date>
    <meta:document-statistic meta:table-count="0" meta:image-count="0" meta:object-count="0" meta:page-count="15" meta:paragraph-count="281" meta:word-count="3292" meta:character-count="20703"/>
    <dc:date>2025-11-07T00:21:25.58</dc:date>
    <dc:creator>Bellatrix </dc:creator>
    <meta:editing-duration>PT9M28S</meta:editing-duration>
    <meta:editing-cycles>1</meta:editing-cycles>
    <meta:generator>OpenOffice/4.1.15$Win32 OpenOffice.org_project/4115m2$Build-9813</meta:generator>
  </office:meta>
</office:document-meta>
</file>